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style:line-height-at-least="0.503cm"/>
      <style:text-properties style:use-window-font-color="true" style:font-name="DejaVu Sans" fo:font-size="12pt" fo:font-weight="normal" fo:background-color="transparent" style:font-size-asian="12pt" style:font-size-complex="12pt"/>
    </style:style>
    <style:style style:name="P3" style:family="paragraph" style:parent-style-name="Standard" style:list-style-name="L2">
      <style:paragraph-properties fo:margin-top="0cm" fo:margin-bottom="0cm" loext:contextual-spacing="false" style:line-height-at-least="0.503cm"/>
    </style:style>
    <style:style style:name="P4" style:family="paragraph" style:parent-style-name="Standard" style:master-page-name="Standard">
      <style:paragraph-properties fo:margin-top="0cm" fo:margin-bottom="0cm" loext:contextual-spacing="false" style:page-number="auto"/>
      <style:text-properties style:font-name="DejaVu Sans" fo:font-size="12pt" officeooo:paragraph-rsid="00269b7b" style:font-size-asian="12pt" style:font-size-complex="12pt"/>
    </style:style>
    <style:style style:name="P5" style:family="paragraph" style:parent-style-name="Standard" style:list-style-name="L1">
      <style:paragraph-properties fo:margin-top="0cm" fo:margin-bottom="0.199cm" loext:contextual-spacing="false" style:line-height-at-least="0.503cm"/>
      <style:text-properties style:use-window-font-color="true" style:font-name="DejaVu Sans" fo:font-size="12pt" fo:font-weight="normal" fo:background-color="transparent" style:font-size-asian="12pt" style:font-size-complex="12pt"/>
    </style:style>
    <style:style style:name="P6" style:family="paragraph" style:parent-style-name="Standard" style:list-style-name="WWNum1">
      <style:paragraph-properties fo:margin-top="0cm" fo:margin-bottom="0.199cm" loext:contextual-spacing="false" style:line-height-at-least="0.503cm"/>
      <style:text-properties style:use-window-font-color="true" style:font-name="DejaVu Sans" fo:font-size="12pt" fo:font-weight="normal" officeooo:paragraph-rsid="0032a1e3" fo:background-color="transparent" style:font-size-asian="12pt" style:font-size-complex="12pt"/>
    </style:style>
    <style:style style:name="P7" style:family="paragraph" style:parent-style-name="Standard" style:list-style-name="WWNum1">
      <style:paragraph-properties fo:margin-top="0cm" fo:margin-bottom="0.199cm" loext:contextual-spacing="false" style:line-height-at-least="0.503cm"/>
      <style:text-properties style:use-window-font-color="true" style:font-name="DejaVu Sans" fo:font-size="12pt" fo:font-weight="normal" officeooo:paragraph-rsid="0033aaca" fo:background-color="transparent" style:font-size-asian="12pt" style:font-size-complex="12pt"/>
    </style:style>
    <style:style style:name="P8" style:family="paragraph" style:parent-style-name="Standard" style:list-style-name="L1">
      <style:paragraph-properties fo:margin-top="0cm" fo:margin-bottom="0.199cm" loext:contextual-spacing="false" style:line-height-at-least="0.503cm"/>
      <style:text-properties style:use-window-font-color="true" style:font-name="DejaVu Sans" fo:font-size="12pt" fo:background-color="transparent" style:font-size-asian="12pt" style:font-size-complex="12pt"/>
    </style:style>
    <style:style style:name="P9" style:family="paragraph" style:parent-style-name="Standard" style:list-style-name="WWNum1">
      <style:paragraph-properties fo:margin-top="0cm" fo:margin-bottom="0.199cm" loext:contextual-spacing="false" style:line-height-at-least="0.503cm"/>
      <style:text-properties officeooo:paragraph-rsid="0032a1e3"/>
    </style:style>
    <style:style style:name="P10" style:family="paragraph" style:parent-style-name="List_20_Paragraph" style:list-style-name="WWNum1">
      <style:paragraph-properties fo:margin-top="0.3cm" fo:margin-bottom="0cm" loext:contextual-spacing="false"/>
      <style:text-properties style:font-name="DejaVu Sans" fo:font-size="12pt" fo:font-weight="bold" style:font-size-asian="12pt" style:font-weight-asian="bold" style:font-size-complex="12pt"/>
    </style:style>
    <style:style style:name="T1" style:family="text">
      <style:text-properties officeooo:rsid="000e5717"/>
    </style:style>
    <style:style style:name="T2" style:family="text">
      <style:text-properties style:font-name="DejaVu Sans"/>
    </style:style>
    <style:style style:name="T3" style:family="text">
      <style:text-properties style:font-name="DejaVu Sans" fo:font-size="12pt" style:font-size-asian="12pt" style:font-size-complex="12pt"/>
    </style:style>
    <style:style style:name="T4" style:family="text">
      <style:text-properties style:font-name="DejaVu Sans" fo:font-size="12pt" officeooo:rsid="0015803c" style:font-size-asian="12pt" style:font-size-complex="12pt"/>
    </style:style>
    <style:style style:name="T5" style:family="text">
      <style:text-properties style:font-name="DejaVu Sans" fo:font-size="12pt" officeooo:rsid="001f7856" style:font-size-asian="12pt" style:font-size-complex="12pt"/>
    </style:style>
    <style:style style:name="T6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DejaVu Sans" fo:font-weight="normal"/>
    </style:style>
    <style:style style:name="T8" style:family="text">
      <style:text-properties style:font-name="DejaVu Sans" fo:font-weight="bold" style:font-weight-asian="bold" style:font-weight-complex="bold"/>
    </style:style>
    <style:style style:name="T9" style:family="text">
      <style:text-properties style:use-window-font-color="true" style:font-name="DejaVu Sans" fo:font-weight="normal" fo:background-color="transparent" loext:char-shading-value="0"/>
    </style:style>
    <style:style style:name="T10" style:family="text">
      <style:text-properties style:use-window-font-color="true" style:font-name="DejaVu Sans" fo:font-size="12pt" fo:font-weight="normal" fo:background-color="transparent" loext:char-shading-value="0" style:font-size-asian="12pt" style:font-size-complex="12pt"/>
    </style:style>
    <style:style style:name="T11" style:family="text">
      <style:text-properties style:use-window-font-color="true" style:font-name="DejaVu Sans" fo:font-size="12pt" fo:font-weight="normal" fo:background-color="transparent" loext:char-shading-value="0" style:font-size-asian="12pt" style:font-size-complex="12pt"/>
    </style:style>
    <style:style style:name="T12" style:family="text">
      <style:text-properties officeooo:rsid="0026b145"/>
    </style:style>
    <style:style style:name="T13" style:family="text">
      <style:text-properties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ividad <text:span text:style-name="T1">de aprendizaje</text:span> <text:span text:style-name="T1">06</text:span>. <text:span text:style-name="T9">Software libre y software privativo.</text:span></text:p>
      <text:p text:style-name="P2"/>
      <text:p text:style-name="P2">Propósito: Comprender las ventajas y desventajas del software libre y del software privativo.</text:p>
      <text:p text:style-name="P2"/>
      <text:p text:style-name="P2"><text:span text:style-name="T12">I</text:span>nstrucciones:</text:p>
      <text:p text:style-name="P2"/>
      <text:list xml:id="list63199693760549309" text:style-name="L2">
        <text:list-item>
          <text:p text:style-name="P3"><text:span text:style-name="T10">Elabore un documento en libre office resultado de investigar en internet lo siguiente indicando las fuentes (url) consultadas. Debe incluir imágenes:</text:span></text:p>
        </text:list-item>
      </text:list>
      <text:p text:style-name="P2"/>
      <text:list xml:id="list1904296820416950993" text:style-name="L1">
        <text:list-item>
          <text:p text:style-name="P5">¿Quien es Richard Matthew Stallman?</text:p>
        </text:list-item>
        <text:list-item>
          <text:p text:style-name="P5">¿Cual es la trayectoria de Richard Matthew Stallman? ¿Qué logros a obtenido?</text:p>
        </text:list-item>
        <text:list-item>
          <text:p text:style-name="P5">¿Qué es software libre?</text:p>
        </text:list-item>
        <text:list-item>
          <text:p text:style-name="P5">Mencione las ventajas del software libre.</text:p>
        </text:list-item>
        <text:list-item>
          <text:p text:style-name="P5">Mencione las desventajas del software libre.</text:p>
        </text:list-item>
        <text:list-item>
          <text:p text:style-name="P5">Describa tres sistemas operativos de categoría software libre.</text:p>
        </text:list-item>
        <text:list-item>
          <text:p text:style-name="P5">Describa tres aplicaciones (software de aplicación) de categoría software libre.</text:p>
        </text:list-item>
        <text:list-item>
          <text:p text:style-name="P5">El software libre, ¿es gratis? Explique.</text:p>
        </text:list-item>
        <text:list-item>
          <text:p text:style-name="P5">El software libre, ¿es de baja calidad? Explique.</text:p>
        </text:list-item>
        <text:list-item>
          <text:p text:style-name="P5">¿Qué es software privativo?</text:p>
        </text:list-item>
        <text:list-item>
          <text:p text:style-name="P5">Mencione las ventajas del software privativo.</text:p>
        </text:list-item>
        <text:list-item>
          <text:p text:style-name="P5">Mencione las desventajas del software privativo.</text:p>
        </text:list-item>
        <text:list-item>
          <text:p text:style-name="P5">Describa tres sistemas operativos de categoría software privativo.</text:p>
        </text:list-item>
        <text:list-item>
          <text:p text:style-name="P5">Describa tres aplicaciones (software de aplicación) de categoría software privativo.</text:p>
          <text:p text:style-name="P8"><text:span text:style-name="T13"/></text:p>
        </text:list-item>
      </text:list>
      <text:list xml:id="list7151524235929653749" text:style-name="WWNum1">
        <text:list-item>
          <text:p text:style-name="P6"><text:span text:style-name="T2">Envie los dos documentos (odt y pdf) al email del docente. </text:span><text:span text:style-name="T8">Asunto: actividad 06 Software libre y privativo - nombre (iniciando por los apellidos)</text:span></text:p>
        </text:list-item>
        <text:list-item>
          <text:p text:style-name="P7"><text:span text:style-name="T2">Exposición de los resultados al docente.</text:span></text:p>
        </text:list-item>
        <text:list-item>
          <text:p text:style-name="P9"><text:span text:style-name="T10">Elabore una reflexión sobre el aprendizaje obtenido en esta actividad (en su cuaderno y en el documento) abajo de estas instrucciones.</text:span></text:p>
        </text:list-item>
        <text:list-item>
          <text:p text:style-name="P10">Debe de tener una correcta redacción y sin faltas de ortografía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MX" style:letter-kerning="tru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MX" style:letter-kerning="tru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011cm" fo:margin-right="2.0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7</meta:initial-creator>
    <meta:editing-cycles>82</meta:editing-cycles>
    <meta:print-date>2013-08-24T20:35:00</meta:print-date>
    <meta:creation-date>2013-08-21T00:04:00</meta:creation-date>
    <dc:date>2019-09-23T19:52:22.529041275</dc:date>
    <meta:editing-duration>PT2H3M8S</meta:editing-duration>
    <meta:generator>LibreOffice/5.1.6.2$Linux_X86_64 LibreOffice_project/10m0$Build-2</meta:generator>
    <meta:document-statistic meta:table-count="0" meta:image-count="0" meta:object-count="0" meta:page-count="1" meta:paragraph-count="22" meta:word-count="224" meta:character-count="1471" meta:non-whitespace-character-count="1288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